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2" style:family="graphic" style:parent-style-name="standard">
      <style:graphic-properties svg:stroke-width="0cm" draw:marker-start-width="0.203cm" draw:marker-end-width="0.203cm" draw:fill-color="#666666" draw:opacity="100%" draw:textarea-horizontal-align="justify" draw:textarea-vertical-align="middle" draw:auto-grow-height="false" fo:min-height="0.118cm" fo:min-width="0cm" fo:padding-top="-0.025cm" fo:padding-bottom="-0.025cm" fo:padding-left="0.225cm" fo:padding-right="0.225cm" draw:shadow-opacity="100%"/>
    </style:style>
    <style:style style:name="gr3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685cm" fo:min-width="0cm" fo:padding-top="-0.025cm" fo:padding-bottom="-0.025cm" fo:padding-left="0.225cm" fo:padding-right="0.225cm"/>
    </style:style>
    <style:style style:name="gr4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1.123cm" fo:min-width="2.016cm" fo:padding-top="0.137cm" fo:padding-bottom="0.137cm" fo:padding-left="0.262cm" fo:padding-right="0.262cm" draw:shadow-opacity="0%"/>
    </style:style>
    <style:style style:name="gr5" style:family="graphic" style:parent-style-name="standard">
      <style:graphic-properties draw:stroke="solid" svg:stroke-width="0.025cm" svg:stroke-color="#000000" draw:marker-start-width="0.24cm" draw:marker-end-width="0.24cm" draw:fill="none" draw:fill-color="#ffffff" fo:min-height="0.512cm" fo:padding-top="0.076cm" fo:padding-bottom="0.012cm" fo:padding-left="0.114cm" fo:padding-right="0.237cm"/>
    </style:style>
    <style:style style:name="gr6" style:family="graphic" style:parent-style-name="standard">
      <style:graphic-properties draw:stroke="none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7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8cm" fo:min-width="0cm" fo:padding-top="-0.025cm" fo:padding-bottom="-0.025cm" fo:padding-left="0.225cm" fo:padding-right="0.225cm"/>
    </style:style>
    <style:style style:name="gr8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2.393cm" fo:min-width="2.016cm" fo:padding-top="0.137cm" fo:padding-bottom="0.137cm" fo:padding-left="0.262cm" fo:padding-right="0.262cm" draw:shadow-opacity="0%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9cm" fo:min-width="0cm" fo:padding-top="-0.025cm" fo:padding-bottom="-0.025cm" fo:padding-left="0.225cm" fo:padding-right="0.225cm"/>
    </style:style>
    <style:style style:name="gr11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4.298cm" fo:min-width="2.016cm" fo:padding-top="0.137cm" fo:padding-bottom="0.137cm" fo:padding-left="0.262cm" fo:padding-right="0.262cm" draw:shadow-opacity="0%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loext:graphic-properties draw:fill-color="#666666" draw:opacity="100%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86cm" svg:height="0.509cm" svg:x="2.143cm" svg:y="4.556cm">
          <draw:text-box>
            <text:p><text:span text:style-name="T1">Sailors</text:span></text:p>
          </draw:text-box>
        </draw:frame>
        <draw:custom-shape draw:style-name="gr2" draw:text-style-name="P2" draw:layer="layout" svg:width="0.203cm" svg:height="0.203cm" draw:transform="rotate (-3.14159265358979) translate (4.344cm 4.91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254cm" svg:height="0.635cm" svg:x="4.175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1.397cm" svg:x="1.889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xml:id="id1" draw:id="id1" draw:layer="layout" svg:width="2.54cm" svg:height="0.635cm" svg:x="1.889cm" svg:y="3.794cm">
          <draw:text-box>
            <text:p><text:span text:style-name="T2">Table</text:span></text:p>
          </draw:text-box>
        </draw:frame>
        <draw:custom-shape draw:style-name="gr4" draw:text-style-name="P4" draw:layer="layout" svg:width="2.54cm" svg:height="1.397cm" svg:x="13.065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54cm" svg:height="0.635cm" svg:x="13.065cm" svg:y="3.54cm">
          <draw:text-box>
            <text:p><text:span text:style-name="T2">Output</text:span></text:p>
          </draw:text-box>
        </draw:frame>
        <draw:frame draw:style-name="gr6" draw:text-style-name="P1" draw:layer="layout" svg:width="2.159cm" svg:height="0.509cm" svg:x="13.319cm" svg:y="4.301cm">
          <draw:text-box>
            <text:p><text:span text:style-name="T1">output</text:span></text:p>
          </draw:text-box>
        </draw:frame>
        <draw:custom-shape draw:style-name="gr7" draw:text-style-name="P3" xml:id="id7" draw:id="id7" draw:layer="layout" svg:width="0.254cm" svg:height="0.508cm" svg:x="13.065cm" svg:y="4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286cm" svg:height="0.509cm" svg:x="5.699cm" svg:y="6.715cm">
          <draw:text-box>
            <text:p><text:span text:style-name="T1">age</text:span></text:p>
          </draw:text-box>
        </draw:frame>
        <draw:custom-shape draw:style-name="gr2" draw:text-style-name="P2" draw:layer="layout" svg:width="0.203cm" svg:height="0.203cm" draw:transform="rotate (-3.14159265358979) translate (7.9cm 7.07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1" draw:layer="layout" svg:width="2.159cm" svg:height="0.509cm" svg:x="5.699cm" svg:y="6.079cm">
          <draw:text-box>
            <text:p><text:span text:style-name="T1">relation</text:span></text:p>
          </draw:text-box>
        </draw:frame>
        <draw:custom-shape draw:style-name="gr7" draw:text-style-name="P3" xml:id="id2" draw:id="id2" draw:layer="layout" svg:width="0.254cm" svg:height="0.508cm" svg:x="5.445cm" svg:y="6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254cm" svg:height="0.635cm" svg:x="7.731cm" svg:y="5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2.54cm" svg:height="2.667cm" svg:x="5.445cm" svg:y="5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xml:id="id3" draw:id="id3" draw:layer="layout" svg:width="2.54cm" svg:height="0.635cm" svg:x="5.445cm" svg:y="5.318cm">
          <draw:text-box>
            <text:p><text:span text:style-name="T2">Select</text:span></text:p>
          </draw:text-box>
        </draw:frame>
        <draw:connector draw:style-name="gr9" draw:text-style-name="P6" draw:layer="layout" draw:type="curve" svg:x1="4.429cm" svg:y1="4.111cm" svg:x2="5.445cm" svg:y2="6.333cm" draw:start-shape="id1" draw:start-glue-point="1" draw:end-shape="id2" draw:end-glue-point="3" svg:d="M4429 4111c771 0 263 2222 1016 2222" svg:viewBox="0 0 1017 2223">
          <text:p/>
        </draw:connector>
        <draw:frame draw:style-name="gr1" draw:text-style-name="P1" draw:layer="layout" svg:width="2.286cm" svg:height="0.509cm" svg:x="8.874cm" svg:y="3.286cm">
          <draw:text-box>
            <text:p><text:span text:style-name="T1">age</text:span></text:p>
          </draw:text-box>
        </draw:frame>
        <draw:custom-shape draw:style-name="gr2" draw:text-style-name="P2" draw:layer="layout" svg:width="0.203cm" svg:height="0.203cm" draw:transform="rotate (-3.14159265358979) translate (11.075cm 3.6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1" draw:layer="layout" svg:width="2.159cm" svg:height="0.509cm" svg:x="8.874cm" svg:y="2.65cm">
          <draw:text-box>
            <text:p><text:span text:style-name="T1">relation</text:span></text:p>
          </draw:text-box>
        </draw:frame>
        <draw:custom-shape draw:style-name="gr7" draw:text-style-name="P3" xml:id="id5" draw:id="id5" draw:layer="layout" svg:width="0.254cm" svg:height="0.508cm" svg:x="8.62cm" svg:y="2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286cm" svg:height="0.509cm" svg:x="8.874cm" svg:y="3.921cm">
          <draw:text-box>
            <text:p><text:span text:style-name="T1">=</text:span></text:p>
          </draw:text-box>
        </draw:frame>
        <draw:custom-shape draw:style-name="gr2" draw:text-style-name="P2" draw:layer="layout" svg:width="0.203cm" svg:height="0.203cm" draw:transform="rotate (-3.14159265358979) translate (11.075cm 4.28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xml:id="id6" draw:id="id6" draw:layer="layout" svg:width="0.254cm" svg:height="0.635cm" svg:x="10.906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286cm" svg:height="0.509cm" svg:x="8.874cm" svg:y="5.191cm">
          <draw:text-box>
            <text:p><text:span text:style-name="T1">max(age)</text:span></text:p>
          </draw:text-box>
        </draw:frame>
        <draw:custom-shape draw:style-name="gr2" draw:text-style-name="P2" draw:layer="layout" svg:width="0.203cm" svg:height="0.203cm" draw:transform="rotate (-3.14159265358979) translate (11.075cm 5.5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2.286cm" svg:height="0.508cm" svg:x="8.874cm" svg:y="4.556cm">
          <draw:text-box>
            <text:p><text:span text:style-name="T1">relation</text:span></text:p>
          </draw:text-box>
        </draw:frame>
        <draw:custom-shape draw:style-name="gr10" draw:text-style-name="P3" xml:id="id4" draw:id="id4" draw:layer="layout" svg:width="0.254cm" svg:height="0.509cm" svg:x="8.62cm" svg:y="4.5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2.54cm" svg:height="4.572cm" svg:x="8.62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54cm" svg:height="0.635cm" svg:x="8.62cm" svg:y="1.889cm">
          <draw:text-box>
            <text:p><text:span text:style-name="T2">Constraint</text:span></text:p>
          </draw:text-box>
        </draw:frame>
        <draw:connector draw:style-name="gr9" draw:text-style-name="P6" draw:layer="layout" draw:type="curve" svg:x1="7.985cm" svg:y1="5.635cm" svg:x2="8.62cm" svg:y2="4.809cm" draw:start-shape="id3" draw:start-glue-point="1" draw:end-shape="id4" draw:end-glue-point="3" svg:d="M7985 5635c486 0 169-826 635-826" svg:viewBox="0 0 636 827">
          <text:p/>
        </draw:connector>
        <draw:connector draw:style-name="gr9" draw:text-style-name="P6" draw:layer="layout" draw:type="curve" svg:x1="4.429cm" svg:y1="4.111cm" svg:x2="8.62cm" svg:y2="2.904cm" draw:start-shape="id1" draw:start-glue-point="1" draw:end-shape="id5" draw:end-glue-point="3" svg:d="M4429 4111c3153 0 1058-1207 4191-1207" svg:viewBox="0 0 4192 1208">
          <text:p/>
        </draw:connector>
        <draw:connector draw:style-name="gr9" draw:text-style-name="P6" draw:layer="layout" draw:type="curve" svg:x1="11.16cm" svg:y1="2.206cm" svg:x2="13.065cm" svg:y2="4.555cm" draw:start-shape="id6" draw:start-glue-point="1" draw:end-shape="id7" draw:end-glue-point="3" svg:d="M11160 2206c1429 0 477 2349 1905 2349" svg:viewBox="0 0 1906 2350">
          <text:p/>
        </draw:connector>
        <draw:frame draw:style-name="gr1" draw:text-style-name="P1" draw:layer="layout" svg:width="2.286cm" svg:height="0.509cm" svg:x="5.699cm" svg:y="7.349cm">
          <draw:text-box>
            <text:p><text:span text:style-name="T1">max</text:span></text:p>
          </draw:text-box>
        </draw:frame>
        <draw:custom-shape draw:style-name="gr2" draw:text-style-name="P2" draw:layer="layout" svg:width="0.203cm" svg:height="0.203cm" draw:transform="rotate (-3.14159265358979) translate (7.9cm 7.71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2.286cm" svg:height="0.509cm" svg:x="8.874cm" svg:y="5.825cm">
          <draw:text-box>
            <text:p><text:span text:style-name="T1">semi</text:span></text:p>
          </draw:text-box>
        </draw:frame>
        <draw:custom-shape draw:style-name="gr2" draw:text-style-name="P2" draw:layer="layout" svg:width="0.203cm" svg:height="0.203cm" draw:transform="rotate (-3.14159265358979) translate (11.075cm 6.18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opacity="100%" draw:fill-image-width="0cm" draw:fill-image-height="0cm" draw:textarea-horizontal-align="justify" draw:auto-grow-height="false" fo:padding-top="0cm" fo:padding-bottom="0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03:11:31.300611217</meta:creation-date>
    <dc:date>2015-03-17T04:28:32.459515188</dc:date>
    <meta:editing-duration>PT1H9M12S</meta:editing-duration>
    <meta:editing-cycles>19</meta:editing-cycles>
    <meta:generator>LibreOffice/4.4.1.2$Linux_X86_64 LibreOffice_project/40m0$Build-2</meta:generator>
    <meta:document-statistic meta:object-count="37"/>
  </office:meta>
</office:document-meta>
</file>